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7.46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327.06pt"/>
    </style:style>
    <style:style style:name="ro1" style:family="table-row">
      <style:table-row-properties style:row-height="26.25pt" fo:break-before="auto" style:use-optimal-row-height="false"/>
    </style:style>
    <style:style style:name="ro2" style:family="table-row">
      <style:table-row-properties style:row-height="90.74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63d2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63d29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7f9ef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63d297" style:text-align-source="value-type" style:repeat-content="false" fo:wrap-option="no-wrap" style:direction="ttb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78909c" style:text-align-source="value-type" style:repeat-content="false" fo:wrap-option="no-wrap" style:direction="ttb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78909c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63d29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7f9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7f9e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font-name="Cambria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<text:span text:style-name="T1">Object to interaction types bit flag selector</text:span></text:p>
            <text:p/>
          </table:table-cell>
          <table:covered-table-cell table:number-columns-repeated="21"/>
          <table:table-cell table:style-name="ce10"/>
          <table:table-cell table:style-name="ce12" table:number-columns-repeated="3"/>
          <table:table-cell table:number-columns-repeated="998"/>
        </table:table-row>
        <table:table-row table:style-name="ro2">
          <table:table-cell table:style-name="ce2" office:value-type="string" calcext:value-type="string">
            <text:p/>
            <text:p/>
            <text:p>Action &gt;&gt;&gt;&gt;</text:p>
            <text:p/>
            <text:p/>
            <text:p/>
            <text:p>Object type</text:p>
            <text:p>vvvv---vvvv</text:p>
            <text:p/>
          </table:table-cell>
          <table:table-cell table:style-name="ce7" office:value-type="string" calcext:value-type="string">
            <text:p>Talk</text:p>
          </table:table-cell>
          <table:table-cell table:style-name="ce7" office:value-type="string" calcext:value-type="string">
            <text:p>Trade</text:p>
          </table:table-cell>
          <table:table-cell table:style-name="ce7" office:value-type="string" calcext:value-type="string">
            <text:p>Job</text:p>
          </table:table-cell>
          <table:table-cell table:style-name="ce7" office:value-type="string" calcext:value-type="string">
            <text:p>Cancel</text:p>
          </table:table-cell>
          <table:table-cell table:style-name="ce7" office:value-type="string" calcext:value-type="string">
            <text:p>Mine</text:p>
          </table:table-cell>
          <table:table-cell table:style-name="ce7" office:value-type="string" calcext:value-type="string">
            <text:p>Chop</text:p>
          </table:table-cell>
          <table:table-cell table:style-name="ce7" office:value-type="string" calcext:value-type="string">
            <text:p>Pickup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Plant</text:p>
          </table:table-cell>
          <table:table-cell table:style-name="ce7" office:value-type="string" calcext:value-type="string">
            <text:p>Craft</text:p>
          </table:table-cell>
          <table:table-cell table:style-name="ce7" office:value-type="string" calcext:value-type="string">
            <text:p>Break</text:p>
          </table:table-cell>
          <table:table-cell table:style-name="ce7" office:value-type="string" calcext:value-type="string">
            <text:p>Haul</text:p>
          </table:table-cell>
          <table:table-cell table:style-name="ce7" office:value-type="string" calcext:value-type="string">
            <text:p>Move</text:p>
          </table:table-cell>
          <table:table-cell table:style-name="ce7" office:value-type="string" calcext:value-type="string">
            <text:p>Give</text:p>
          </table:table-cell>
          <table:table-cell table:style-name="ce7" table:number-columns-repeated="7"/>
          <table:table-cell table:style-name="ce10"/>
          <table:table-cell table:style-name="ce12" office:value-type="string" calcext:value-type="string">
            <text:p>Bit_flag Int</text:p>
          </table:table-cell>
          <table:table-cell table:style-name="ce12" table:number-columns-repeated="2"/>
          <table:table-cell table:number-columns-repeated="998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8192" calcext:value-type="float">
            <text:p>8192</text:p>
          </table:table-cell>
          <table:table-cell table:style-name="ce9" table:number-columns-repeated="7"/>
          <table:table-cell table:style-name="ce11"/>
          <table:table-cell table:style-name="ce13" table:number-columns-repeated="2"/>
          <table:table-cell table:style-name="ce15" table:formula="of:=&quot;{&quot;&amp;&quot;&quot;&quot;&quot;&amp;[.A4]&amp;&quot;&quot;&quot;: &quot;&amp;[.X4]&amp;&quot;,&quot;&amp;&quot;&quot;&quot;&quot;&amp;[.A5]&amp;&quot;&quot;&quot;: &quot;&amp;[.X5]&amp;&quot;,&quot;&amp;&quot;&quot;&quot;&quot;&amp;[.A6]&amp;&quot;&quot;&quot;: &quot;&amp;[.X6]&amp;&quot;,&quot;&amp;&quot;&quot;&quot;&quot;&amp;[.A7]&amp;&quot;&quot;&quot;: &quot;&amp;[.X7]&amp;&quot;,&quot;&amp;&quot;&quot;&quot;&quot;&amp;[.A8]&amp;&quot;&quot;&quot;: &quot;&amp;[.X8]&amp;&quot;,&quot;&amp;&quot;&quot;&quot;&quot;&amp;[.A9]&amp;&quot;&quot;&quot;: &quot;&amp;[.X9]&amp;&quot;,&quot;&amp;&quot;&quot;&quot;&quot;&amp;[.A10]&amp;&quot;&quot;&quot;: &quot;&amp;[.X10]&amp;&quot;,&quot;&amp;&quot;&quot;&quot;&quot;&amp;[.A11]&amp;&quot;&quot;&quot;: &quot;&amp;[.X11]&amp;&quot;}&quot;" office:value-type="string" office:string-value="{&quot;Agent&quot;: 10247,&quot;Stone&quot;: 1040,&quot;Container&quot;: 4288,&quot;Pupper&quot;: 10245,&quot;Tree&quot;: 1200,&quot;Soil&quot;: 336,&quot;Furniture&quot;: 5184,&quot;Grass&quot;: 1280}" calcext:value-type="string" table:number-columns-spanned="1" table:number-rows-spanned="5">
            <office:annotation draw:style-name="gr1" draw:text-style-name="P2" svg:width="320.6pt" svg:height="42.75pt" svg:x="884.83pt" svg:y="140.26pt" draw:caption-point-x="-11.54pt" draw:caption-point-y="-22.99pt">
              <dc:date>2019-11-15T00:00:00</dc:date>
              <text:p text:style-name="P1">A ready made dictionary for importing into script</text:p>
              <text:p text:style-name="P1"/>
            </office:annotation>
            <text:p>{"Agent": 10247,"Stone": 1040,"Container": 4288,"Pupper": 10245,"Tree": 1200,"Soil": 336,"Furniture": 5184,"Grass": 1280}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Agent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5" table:number-columns-repeated="8"/>
          <table:table-cell table:style-name="ce4" office:value-type="string" calcext:value-type="string">
            <text:p>X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7"/>
          <table:table-cell table:style-name="ce11"/>
          <table:table-cell table:style-name="ce14" table:formula="of:=IF([.B4] = &quot;X&quot;; 1) + IF([.C4] = &quot;X&quot;; 2) + IF([.D4] = &quot;X&quot;; 4) + IF([.E4] = &quot;X&quot;; 8) + IF([.F4] = &quot;X&quot;; 16) + IF([.G4] = &quot;X&quot;; 32) + IF([.H4] = &quot;X&quot;; 64) + IF([.I4] = &quot;X&quot;; 128) + IF([.J4] = &quot;X&quot;; 256) + IF([.K4] = &quot;X&quot;; 512) + IF([.L4] = &quot;X&quot;; 1024) + IF([.M4] = &quot;X&quot;; 2048) + IF([.N4] = &quot;X&quot;; 4096) +IF([.O4] = &quot;X&quot;; 8192)" office:value-type="float" office:value="10247" calcext:value-type="float">
            <text:p>10247</text:p>
          </table:table-cell>
          <table:table-cell table:style-name="ce14"/>
          <table:covered-table-cell/>
          <table:table-cell table:number-columns-repeated="998"/>
        </table:table-row>
        <table:table-row table:style-name="ro3">
          <table:table-cell table:style-name="ce3" office:value-type="string" calcext:value-type="string">
            <text:p>Stone</text:p>
          </table:table-cell>
          <table:table-cell table:style-name="ce6" table:number-columns-repeated="4"/>
          <table:table-cell table:style-name="ce3" office:value-type="string" calcext:value-type="string">
            <text:p>X</text:p>
          </table:table-cell>
          <table:table-cell table:style-name="ce6" table:number-columns-repeated="5"/>
          <table:table-cell table:style-name="ce3" office:value-type="string" calcext:value-type="string">
            <text:p>X</text:p>
          </table:table-cell>
          <table:table-cell table:style-name="ce6" table:number-columns-repeated="10"/>
          <table:table-cell table:style-name="ce11"/>
          <table:table-cell table:style-name="ce13" table:formula="of:=IF([.B5] = &quot;X&quot;; 1) + IF([.C5] = &quot;X&quot;; 2) + IF([.D5] = &quot;X&quot;; 4) + IF([.E5] = &quot;X&quot;; 8) + IF([.F5] = &quot;X&quot;; 16) + IF([.G5] = &quot;X&quot;; 32) + IF([.H5] = &quot;X&quot;; 64) + IF([.I5] = &quot;X&quot;; 128) + IF([.J5] = &quot;X&quot;; 256) + IF([.K5] = &quot;X&quot;; 512) + IF([.L5] = &quot;X&quot;; 1024) + IF([.M5] = &quot;X&quot;; 2048) + IF([.N5] = &quot;X&quot;; 4096) +IF([.O5] = &quot;X&quot;; 8192)" office:value-type="float" office:value="1040" calcext:value-type="float">
            <text:p>1040</text:p>
          </table:table-cell>
          <table:table-cell table:style-name="ce13"/>
          <table:covered-table-cell/>
          <table:table-cell table:number-columns-repeated="998"/>
        </table:table-row>
        <table:table-row table:style-name="ro3">
          <table:table-cell table:style-name="ce4" office:value-type="string" calcext:value-type="string">
            <text:p>Container</text:p>
          </table:table-cell>
          <table:table-cell table:style-name="ce5" table:number-columns-repeated="6"/>
          <table:table-cell table:number-columns-repeated="2" table:style-name="ce4" office:value-type="string" calcext:value-type="string">
            <text:p>X</text:p>
          </table:table-cell>
          <table:table-cell table:style-name="ce5" table:number-columns-repeated="4"/>
          <table:table-cell table:style-name="ce4" office:value-type="string" calcext:value-type="string">
            <text:p>X</text:p>
          </table:table-cell>
          <table:table-cell table:style-name="ce5" table:number-columns-repeated="8"/>
          <table:table-cell table:style-name="ce11"/>
          <table:table-cell table:style-name="ce14" table:formula="of:=IF([.B6] = &quot;X&quot;; 1) + IF([.C6] = &quot;X&quot;; 2) + IF([.D6] = &quot;X&quot;; 4) + IF([.E6] = &quot;X&quot;; 8) + IF([.F6] = &quot;X&quot;; 16) + IF([.G6] = &quot;X&quot;; 32) + IF([.H6] = &quot;X&quot;; 64) + IF([.I6] = &quot;X&quot;; 128) + IF([.J6] = &quot;X&quot;; 256) + IF([.K6] = &quot;X&quot;; 512) + IF([.L6] = &quot;X&quot;; 1024) + IF([.M6] = &quot;X&quot;; 2048) + IF([.N6] = &quot;X&quot;; 4096) +IF([.O6] = &quot;X&quot;; 8192)" office:value-type="float" office:value="4288" calcext:value-type="float">
            <text:p>4288</text:p>
          </table:table-cell>
          <table:table-cell table:style-name="ce14"/>
          <table:covered-table-cell/>
          <table:table-cell table:number-columns-repeated="998"/>
        </table:table-row>
        <table:table-row table:style-name="ro3">
          <table:table-cell table:style-name="ce3" office:value-type="string" calcext:value-type="string">
            <text:p>Pupper</text:p>
          </table:table-cell>
          <table:table-cell table:style-name="ce3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X</text:p>
          </table:table-cell>
          <table:table-cell table:style-name="ce6" table:number-columns-repeated="8"/>
          <table:table-cell table:style-name="ce3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X</text:p>
          </table:table-cell>
          <table:table-cell table:style-name="ce6" table:number-columns-repeated="7"/>
          <table:table-cell table:style-name="ce11"/>
          <table:table-cell table:style-name="ce13" table:formula="of:=IF([.B7] = &quot;X&quot;; 1) + IF([.C7] = &quot;X&quot;; 2) + IF([.D7] = &quot;X&quot;; 4) + IF([.E7] = &quot;X&quot;; 8) + IF([.F7] = &quot;X&quot;; 16) + IF([.G7] = &quot;X&quot;; 32) + IF([.H7] = &quot;X&quot;; 64) + IF([.I7] = &quot;X&quot;; 128) + IF([.J7] = &quot;X&quot;; 256) + IF([.K7] = &quot;X&quot;; 512) + IF([.L7] = &quot;X&quot;; 1024) + IF([.M7] = &quot;X&quot;; 2048) + IF([.N7] = &quot;X&quot;; 4096) +IF([.O7] = &quot;X&quot;; 8192)" office:value-type="float" office:value="10245" calcext:value-type="float">
            <text:p>10245</text:p>
          </table:table-cell>
          <table:table-cell table:style-name="ce13"/>
          <table:covered-table-cell/>
          <table:table-cell table:number-columns-repeated="998"/>
        </table:table-row>
        <table:table-row table:style-name="ro3">
          <table:table-cell table:style-name="ce4" office:value-type="string" calcext:value-type="string">
            <text:p>Tree</text:p>
          </table:table-cell>
          <table:table-cell table:style-name="ce5" table:number-columns-repeated="4"/>
          <table:table-cell table:number-columns-repeated="2" table:style-name="ce4" office:value-type="string" calcext:value-type="string">
            <text:p>X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style-name="ce4" office:value-type="string" calcext:value-type="string">
            <text:p>X</text:p>
          </table:table-cell>
          <table:table-cell table:style-name="ce5" table:number-columns-repeated="10"/>
          <table:table-cell table:style-name="ce11"/>
          <table:table-cell table:style-name="ce14" table:formula="of:=IF([.B8] = &quot;X&quot;; 1) + IF([.C8] = &quot;X&quot;; 2) + IF([.D8] = &quot;X&quot;; 4) + IF([.E8] = &quot;X&quot;; 8) + IF([.F8] = &quot;X&quot;; 16) + IF([.G8] = &quot;X&quot;; 32) + IF([.H8] = &quot;X&quot;; 64) + IF([.I8] = &quot;X&quot;; 128) + IF([.J8] = &quot;X&quot;; 256) + IF([.K8] = &quot;X&quot;; 512) + IF([.L8] = &quot;X&quot;; 1024) + IF([.M8] = &quot;X&quot;; 2048) + IF([.N8] = &quot;X&quot;; 4096) +IF([.O8] = &quot;X&quot;; 8192)" office:value-type="float" office:value="1200" calcext:value-type="float">
            <text:p>1200</text:p>
          </table:table-cell>
          <table:table-cell table:style-name="ce14"/>
          <table:table-cell table:style-name="ce16" table:formula="of:=&quot;{&quot;&amp;&quot;&quot;&quot;&quot;&amp;[.B2]&amp;&quot;&quot;&quot;: &quot;&amp;[.B3]&amp;&quot;, &quot;&amp;&quot;&quot;&quot;&quot;&amp;[.C2]&amp;&quot;&quot;&quot;: &quot;&amp;[.C3]&amp;&quot;, &quot;&amp;&quot;&quot;&quot;&quot;&amp;[.D2]&amp;&quot;&quot;&quot;: &quot;&amp;[.D3]&amp;&quot;, &quot;&amp;&quot;&quot;&quot;&quot;&amp;[.E2]&amp;&quot;&quot;&quot;: &quot;&amp;[.E3]&amp;&quot;, &quot;&amp;&quot;&quot;&quot;&quot;&amp;[.F2]&amp;&quot;&quot;&quot;: &quot;&amp;[.F3]&amp;&quot;, &quot;&amp;&quot;&quot;&quot;&quot;&amp;[.G2]&amp;&quot;&quot;&quot;: &quot;&amp;[.G3]&amp;&quot;, &quot;&amp;&quot;&quot;&quot;&quot;&amp;[.H2]&amp;&quot;&quot;&quot;: &quot;&amp;[.H3]&amp;&quot;, &quot;&amp;&quot;&quot;&quot;&quot;&amp;[.I2]&amp;&quot;&quot;&quot;: &quot;&amp;[.I3]&amp;&quot;, &quot;&amp;&quot;&quot;&quot;&quot;&amp;[.J2]&amp;&quot;&quot;&quot;: &quot;&amp;[.J3]&amp;&quot;, &quot;&amp;&quot;&quot;&quot;&quot;&amp;[.K2]&amp;&quot;&quot;&quot;: &quot;&amp;[.K3]&amp;&quot;, &quot;&amp;&quot;&quot;&quot;&quot;&amp;[.L2]&amp;&quot;&quot;&quot;: &quot;&amp;[.L3]&amp;&quot;, &quot;&amp;&quot;&quot;&quot;&quot;&amp;[.M2]&amp;&quot;&quot;&quot;: &quot;&amp;[.M3]&amp;&quot;, &quot;&amp;&quot;&quot;&quot;&quot;&amp;[.N2]&amp;&quot;&quot;&quot;: &quot;&amp;[.N3]&amp;&quot;, &quot;&amp;&quot;&quot;&quot;&quot;&amp;[.O2]&amp;&quot;&quot;&quot;: &quot;&amp;[.O3]&amp;&quot;} &quot;" office:value-type="string" office:string-value="{&quot;Talk&quot;: 1, &quot;Trade&quot;: 2, &quot;Job&quot;: 4, &quot;Cancel&quot;: 8, &quot;Mine&quot;: 16, &quot;Chop&quot;: 32, &quot;Pickup&quot;: 64, &quot;Open&quot;: 128, &quot;Plant&quot;: 256, &quot;Craft&quot;: 512, &quot;Break&quot;: 1024, &quot;Haul&quot;: 2048, &quot;Move&quot;: 4096, &quot;Give&quot;: 8192} " calcext:value-type="string" table:number-columns-spanned="1" table:number-rows-spanned="5">
            <text:p>{"Talk": 1, "Trade": 2, "Job": 4, "Cancel": 8, "Mine": 16, "Chop": 32, "Pickup": 64, "Open": 128, "Plant": 256, "Craft": 512, "Break": 1024, "Haul": 2048, "Move": 4096, "Give": 8192} 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Soil</text:p>
          </table:table-cell>
          <table:table-cell table:style-name="ce6" table:number-columns-repeated="4"/>
          <table:table-cell table:style-name="ce3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X</text:p>
          </table:table-cell>
          <table:table-cell table:style-name="ce6" table:number-columns-repeated="12"/>
          <table:table-cell table:style-name="ce11"/>
          <table:table-cell table:style-name="ce13" table:formula="of:=IF([.B9] = &quot;X&quot;; 1) + IF([.C9] = &quot;X&quot;; 2) + IF([.D9] = &quot;X&quot;; 4) + IF([.E9] = &quot;X&quot;; 8) + IF([.F9] = &quot;X&quot;; 16) + IF([.G9] = &quot;X&quot;; 32) + IF([.H9] = &quot;X&quot;; 64) + IF([.I9] = &quot;X&quot;; 128) + IF([.J9] = &quot;X&quot;; 256) + IF([.K9] = &quot;X&quot;; 512) + IF([.L9] = &quot;X&quot;; 1024) + IF([.M9] = &quot;X&quot;; 2048) + IF([.N9] = &quot;X&quot;; 4096) +IF([.O9] = &quot;X&quot;; 8192)" office:value-type="float" office:value="336" calcext:value-type="float">
            <text:p>336</text:p>
          </table:table-cell>
          <table:table-cell table:style-name="ce13"/>
          <table:covered-table-cell/>
          <table:table-cell table:number-columns-repeated="998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table:number-columns-repeated="6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4" office:value-type="string" calcext:value-type="string">
            <text:p>X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8"/>
          <table:table-cell table:style-name="ce11"/>
          <table:table-cell table:style-name="ce14" table:formula="of:=IF([.B10] = &quot;X&quot;; 1) + IF([.C10] = &quot;X&quot;; 2) + IF([.D10] = &quot;X&quot;; 4) + IF([.E10] = &quot;X&quot;; 8) + IF([.F10] = &quot;X&quot;; 16) + IF([.G10] = &quot;X&quot;; 32) + IF([.H10] = &quot;X&quot;; 64) + IF([.I10] = &quot;X&quot;; 128) + IF([.J10] = &quot;X&quot;; 256) + IF([.K10] = &quot;X&quot;; 512) + IF([.L10] = &quot;X&quot;; 1024) + IF([.M10] = &quot;X&quot;; 2048) + IF([.N10] = &quot;X&quot;; 4096) +IF([.O10] = &quot;X&quot;; 8192)" office:value-type="float" office:value="5184" calcext:value-type="float">
            <text:p>5184</text:p>
          </table:table-cell>
          <table:table-cell table:style-name="ce14"/>
          <table:covered-table-cell/>
          <table:table-cell table:number-columns-repeated="998"/>
        </table:table-row>
        <table:table-row table:style-name="ro3">
          <table:table-cell table:style-name="ce3" office:value-type="string" calcext:value-type="string">
            <text:p>Grass</text:p>
          </table:table-cell>
          <table:table-cell table:style-name="ce6" table:number-columns-repeated="8"/>
          <table:table-cell table:style-name="ce3" office:value-type="string" calcext:value-type="string">
            <text:p>X</text:p>
          </table:table-cell>
          <table:table-cell table:style-name="ce6"/>
          <table:table-cell table:style-name="ce3" office:value-type="string" calcext:value-type="string">
            <text:p>X</text:p>
          </table:table-cell>
          <table:table-cell table:style-name="ce6" table:number-columns-repeated="10"/>
          <table:table-cell table:style-name="ce11"/>
          <table:table-cell table:style-name="ce13" table:formula="of:=IF([.B11] = &quot;X&quot;; 1) + IF([.C11] = &quot;X&quot;; 2) + IF([.D11] = &quot;X&quot;; 4) + IF([.E11] = &quot;X&quot;; 8) + IF([.F11] = &quot;X&quot;; 16) + IF([.G11] = &quot;X&quot;; 32) + IF([.H11] = &quot;X&quot;; 64) + IF([.I11] = &quot;X&quot;; 128) + IF([.J11] = &quot;X&quot;; 256) + IF([.K11] = &quot;X&quot;; 512) + IF([.L11] = &quot;X&quot;; 1024) + IF([.M11] = &quot;X&quot;; 2048) + IF([.N11] = &quot;X&quot;; 4096) +IF([.O11] = &quot;X&quot;; 8192)" office:value-type="float" office:value="1280" calcext:value-type="float">
            <text:p>1280</text:p>
          </table:table-cell>
          <table:table-cell table:style-name="ce13"/>
          <table:covered-table-cell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formula="of:=IF([.B12] = &quot;X&quot;; 1) + IF([.C12] = &quot;X&quot;; 2) + IF([.D12] = &quot;X&quot;; 4) + IF([.E12] = &quot;X&quot;; 8) + IF([.F12] = &quot;X&quot;; 16) + IF([.G12] = &quot;X&quot;; 32) + IF([.H12] = &quot;X&quot;; 64) + IF([.I12] = &quot;X&quot;; 128) + IF([.J12] = &quot;X&quot;; 256) + IF([.K12] = &quot;X&quot;; 512) + IF([.L12] = &quot;X&quot;; 1024) + IF([.M12] = &quot;X&quot;; 2048) + IF([.N12] = &quot;X&quot;; 4096) +IF([.O12] = &quot;X&quot;; 8192)" office:value-type="float" office:value="0" calcext:value-type="float">
            <text:p>0</text:p>
          </table:table-cell>
          <table:table-cell table:style-name="ce14"/>
          <table:covered-table-cell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3">
          <table:table-cell table:style-name="ce6" table:number-columns-repeated="22"/>
          <table:table-cell table:style-name="ce11"/>
          <table:table-cell table:style-name="ce13" table:number-columns-repeated="3"/>
          <table:table-cell table:number-columns-repeated="998"/>
        </table:table-row>
        <table:table-row table:style-name="ro3">
          <table:table-cell table:style-name="ce5" table:number-columns-repeated="22"/>
          <table:table-cell table:style-name="ce11"/>
          <table:table-cell table:style-name="ce14" table:number-columns-repeated="3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" meta:object-count="0"/>
    <meta:generator>LibreOfficeDev/6.0.5.2$Linux_X86_64 LibreOffice_project/</meta:generator>
  </office:meta>
</office:document-meta>
</file>